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GOLEM - ADDITIONAL IDEAS AND REFINEMENTS</text:p>
      <text:p text:style-name="P1">November 30, 2025 - Supplementary Insights</text:p>
      <text:p text:style-name="P1"/>
      <text:p text:style-name="P1">=================================================================</text:p>
      <text:p text:style-name="P1">IMPORTANT: Ideas to Incorporate into Main Materials</text:p>
      <text:p text:style-name="P1">=================================================================</text:p>
      <text:p text:style-name="P1"/>
      <text:p text:style-name="P1">This file contains valuable ideas and refinements that emerged during</text:p>
      <text:p text:style-name="P1">our conversation. Review these and incorporate into your pitch materials,</text:p>
      <text:p text:style-name="P1">website, and presentations as appropriate.</text:p>
      <text:p text:style-name="P1"/>
      <text:p text:style-name="P1">=================================================================</text:p>
      <text:p text:style-name="P1">IDEA #1: INCLUSIVE "CREATED IN OUR IMAGE" STATEMENT</text:p>
      <text:p text:style-name="P1">=================================================================</text:p>
      <text:p text:style-name="P1"/>
      <text:p text:style-name="P1">ORIGINAL:</text:p>
      <text:p text:style-name="P1">"Created in Our Image" - humans creating robots</text:p>
      <text:p text:style-name="P1"/>
      <text:p text:style-name="P1">REFINED VERSION:</text:p>
      <text:p text:style-name="P1">"HaGOLEM - Created by men and women in their image, body and mind."</text:p>
      <text:p text:style-name="P1"/>
      <text:p text:style-name="P1">WHY THIS IS BETTER:</text:p>
      <text:p text:style-name="P1">✅ More inclusive - acknowledges ALL of humanity</text:p>
      <text:p text:style-name="P1">✅ Recognizes women engineers, scientists, entrepreneurs</text:p>
      <text:p text:style-name="P1">✅ More universal message</text:p>
      <text:p text:style-name="P1">✅ Reflects reality of diverse team building this</text:p>
      <text:p text:style-name="P1">✅ Stronger for modern audiences and investors</text:p>
      <text:p text:style-name="P1"/>
      <text:p text:style-name="P1">THE FULL CONCEPT:</text:p>
      <text:p text:style-name="P1">- God created humans (male and female) in His image</text:p>
      <text:p text:style-name="P1">- Now humans (men and women together) create robots in OUR image</text:p>
      <text:p text:style-name="P1">- The pattern continues, inclusively</text:p>
      <text:p text:style-name="P1">- Physical form (body) + Neural intelligence (mind)</text:p>
      <text:p text:style-name="P1"/>
      <text:p text:style-name="P1">WHERE TO USE:</text:p>
      <text:p text:style-name="P1">- Update Executive Summary opening</text:p>
      <text:p text:style-name="P1">- Update Story for Dummies</text:p>
      <text:p text:style-name="P1">- Update website copy</text:p>
      <text:p text:style-name="P1">- Use in presentations</text:p>
      <text:p text:style-name="P1">- Mention in VC pitches</text:p>
      <text:p text:style-name="P1"/>
      <text:p text:style-name="P1">EXACT LANGUAGE TO USE:</text:p>
      <text:p text:style-name="P1">"Just as God created mankind - men and women - in His image, we now </text:p>
      <text:p text:style-name="P1">create humanoid robots in OUR image. Physical form (body) and neural </text:p>
      <text:p text:style-name="P1">intelligence (mind). The pattern continues."</text:p>
      <text:p text:style-name="P1"/>
      <text:p text:style-name="P1">=================================================================</text:p>
      <text:p text:style-name="P1">IDEA #2: ACADEMIC PARTNERSHIP STRATEGY</text:p>
      <text:p text:style-name="P1">=================================================================</text:p>
      <text:p text:style-name="P1"/>
      <text:p text:style-name="P1">PROVEN MODELS TO FOLLOW:</text:p>
      <text:p text:style-name="P1"/>
      <text:p text:style-name="P1">1. NEGEV FARMERS + BEN-GURION UNIVERSITY (Beer Sheva, Israel)</text:p>
      <text:p text:style-name="P1"><text:s text:c="3"/>- Agriculture innovation partnership</text:p>
      <text:p text:style-name="P1"><text:s text:c="3"/>- Farmers provide real-world problems</text:p>
      <text:p text:style-name="P1"><text:s text:c="3"/>- University provides research solutions</text:p>
      <text:p text:style-name="P1"><text:s text:c="3"/>- Collaborative innovation model</text:p>
      <text:p text:style-name="P1"><text:s text:c="3"/>- PROVEN SUCCESS in Israel</text:p>
      <text:p text:style-name="P1"/>
      <text:p text:style-name="P1">2. BOSTON DYNAMICS + MIT</text:p>
      <text:p text:style-name="P1"><text:s text:c="3"/>- Robotics research partnership</text:p>
      <text:p text:style-name="P1"><text:s text:c="3"/>- Academic research meets commercial application</text:p>
      <text:p text:style-name="P1"><text:s text:c="3"/>- Talent pipeline for recruitment</text:p>
      <text:p text:style-name="P1"><text:s text:c="3"/>- Shared R&amp;D costs</text:p>
      <text:p text:style-name="P1"><text:s text:c="3"/>- Cutting-edge innovation</text:p>
      <text:p text:style-name="P1"/>
      <text:p text:style-name="P1">HAGOLEM WILL REPLICATE THIS MODEL:</text:p>
      <text:p text:style-name="P1"/>
      <text:p text:style-name="P1">ISRAELI PARTNERSHIPS:</text:p>
      <text:p text:style-name="P1">✅ Ben-Gurion University (Beer Sheva) - Robotics, AI, Agriculture applications</text:p>
      <text:p text:style-name="P1">✅ Technion (Haifa) - Engineering, Computer Science</text:p>
      <text:p text:style-name="P1">✅ Hebrew University (Jerusalem) - AI, Cognitive Science</text:p>
      <text:p text:style-name="P1">✅ Tel Aviv University - Computer Science, Entrepreneurship</text:p>
      <text:p text:style-name="P1">✅ Weizmann Institute - Physics, Quantum computing</text:p>
      <text:p text:style-name="P1"/>
      <text:p text:style-name="P1">US PARTNERSHIPS:</text:p>
      <text:p text:style-name="P1">✅ MIT - Robotics, AI, Computer Science</text:p>
      <text:p text:style-name="P1">✅ Stanford - AI, Robotics, Entrepreneurship</text:p>
      <text:p text:style-name="P1">✅ Carnegie Mellon - Robotics Institute</text:p>
      <text:p text:style-name="P1">✅ UC Berkeley - AI, Computer Science</text:p>
      <text:p text:style-name="P1">✅ Georgia Tech - Robotics</text:p>
      <text:p text:style-name="P1"/>
      <text:p text:style-name="P1">BENEFITS OF ACADEMIC PARTNERSHIPS:</text:p>
      <text:p text:style-name="P1"/>
      <text:p text:style-name="P1">FOR HAGOLEM:</text:p>
      <text:p text:style-name="P1">- Access to cutting-edge research</text:p>
      <text:p text:style-name="P1">- Talent recruitment pipeline (hire best graduates)</text:p>
      <text:p text:style-name="P1">- Shared R&amp;D costs (universities contribute resources)</text:p>
      <text:p text:style-name="P1">- Academic credibility and validation</text:p>
      <text:p text:style-name="P1">- Patent collaborations</text:p>
      <text:p text:style-name="P1">- Testing facilities and labs</text:p>
      <text:p text:style-name="P1">- Student projects (free labor + fresh ideas)</text:p>
      <text:p text:style-name="P1"/>
      <text:p text:style-name="P1">FOR UNIVERSITIES:</text:p>
      <text:p text:style-name="P1">- Real-world application of research</text:p>
      <text:p text:style-name="P1">- Funding for labs and programs</text:p>
      <text:p text:style-name="P1">- Industry connections for students</text:p>
      <text:p text:style-name="P1">- Publication opportunities</text:p>
      <text:p text:style-name="P1"><text:soft-page-break/>- Commercial success stories</text:p>
      <text:p text:style-name="P1"/>
      <text:p text:style-name="P1">FOR STUDENTS:</text:p>
      <text:p text:style-name="P1">- Real-world projects</text:p>
      <text:p text:style-name="P1">- Internship opportunities</text:p>
      <text:p text:style-name="P1">- Job pipeline after graduation</text:p>
      <text:p text:style-name="P1">- Work on breakthrough technology</text:p>
      <text:p text:style-name="P1">- Published research</text:p>
      <text:p text:style-name="P1"/>
      <text:p text:style-name="P1">STRUCTURE:</text:p>
      <text:p text:style-name="P1">- Joint research programs (HaGOLEM funds, university executes)</text:p>
      <text:p text:style-name="P1">- Summer internship programs</text:p>
      <text:p text:style-name="P1">- PhD sponsorships (HaGOLEM-funded research)</text:p>
      <text:p text:style-name="P1">- Adjunct professors (HaGOLEM engineers teach)</text:p>
      <text:p text:style-name="P1">- Hackathons and competitions</text:p>
      <text:p text:style-name="P1">- Quarterly research symposiums</text:p>
      <text:p text:style-name="P1"/>
      <text:p text:style-name="P1">BUDGET:</text:p>
      <text:p text:style-name="P1">- Allocate 5-10% of R&amp;D budget to academic partnerships</text:p>
      <text:p text:style-name="P1">- ~$400K-800K annually from $8M seed round</text:p>
      <text:p text:style-name="P1">- Supports 4-8 university research projects</text:p>
      <text:p text:style-name="P1">- Creates pipeline of 10-20 intern/recruits per year</text:p>
      <text:p text:style-name="P1"/>
      <text:p text:style-name="P1">SPECIFIC FOCUS AREAS:</text:p>
      <text:p text:style-name="P1">1. Advanced robotics (locomotion, manipulation)</text:p>
      <text:p text:style-name="P1">2. AI and machine learning</text:p>
      <text:p text:style-name="P1">3. Quantum computing (future-proofing)</text:p>
      <text:p text:style-name="P1">4. Human-robot interaction</text:p>
      <text:p text:style-name="P1">5. Computer vision</text:p>
      <text:p text:style-name="P1">6. Natural language processing</text:p>
      <text:p text:style-name="P1">7. Safety and security protocols</text:p>
      <text:p text:style-name="P1">8. Materials science (better actuators, sensors)</text:p>
      <text:p text:style-name="P1"/>
      <text:p text:style-name="P1">TIMELINE:</text:p>
      <text:p text:style-name="P1">- Year 1: Establish partnerships with 2 universities (1 US, 1 Israel)</text:p>
      <text:p text:style-name="P1">- Year 2: Expand to 4 universities</text:p>
      <text:p text:style-name="P1">- Year 3: Create formal "HaGOLEM Research Consortium"</text:p>
      <text:p text:style-name="P1">- Year 4-5: 8-10 university partnerships globally</text:p>
      <text:p text:style-name="P1"/>
      <text:p text:style-name="P1">PITCH TO VCs:</text:p>
      <text:p text:style-name="P1">"We're following the proven model of Negev farmers partnering with </text:p>
      <text:p text:style-name="P1">Ben-Gurion University, and Boston Dynamics with MIT. Academic partnerships </text:p>
      <text:p text:style-name="P1">give us:</text:p>
      <text:p text:style-name="P1">- Cutting-edge research at fraction of internal R&amp;D cost</text:p>
      <text:p text:style-name="P1">- Talent pipeline (recruit best graduates before competitors)</text:p>
      <text:p text:style-name="P1">- Credibility (academic validation of our approach)</text:p>
      <text:p text:style-name="P1">- Global network of innovation hubs</text:p>
      <text:p text:style-name="P1"/>
      <text:p text:style-name="P1">For example, our quantum encryption research will be joint project with</text:p>
      <text:p text:style-name="P1">Weizmann Institute and MIT. Our military robotics will partner with</text:p>
      <text:p text:style-name="P1">Technion. Our food robotics with Ben-Gurion University agriculture</text:p>
      <text:p text:style-name="P1">programs. This accelerates development while reducing costs."</text:p>
      <text:p text:style-name="P1"/>
      <text:p text:style-name="P1">WHY VCs LIKE THIS:</text:p>
      <text:p text:style-name="P1">✅ De-risks technology development</text:p>
      <text:p text:style-name="P1">✅ Reduces burn rate (leverages university resources)</text:p>
      <text:p text:style-name="P1">✅ Creates competitive moat (exclusive research access)</text:p>
      <text:p text:style-name="P1">✅ Solves talent acquisition problem</text:p>
      <text:p text:style-name="P1">✅ Proven model (not experimental)</text:p>
      <text:p text:style-name="P1">✅ Shows strategic thinking beyond just product</text:p>
      <text:p text:style-name="P1"/>
      <text:p text:style-name="P1">WHERE TO INCORPORATE:</text:p>
      <text:p text:style-name="P1">- Add section to Executive Summary (after Team Structure)</text:p>
      <text:p text:style-name="P1">- Add to VC pitch deck</text:p>
      <text:p text:style-name="P1">- Mention in LinkedIn messages (shows ecosystem thinking)</text:p>
      <text:p text:style-name="P1">- Include in financial model (R&amp;D budget allocation)</text:p>
      <text:p text:style-name="P1">- Add to website under "Research &amp; Development"</text:p>
      <text:p text:style-name="P1"/>
      <text:p text:style-name="P1">=================================================================</text:p>
      <text:p text:style-name="P1">IDEA #3: MULTI-UNIVERSITY RESEARCH CONSORTIUM</text:p>
      <text:p text:style-name="P1">=================================================================</text:p>
      <text:p text:style-name="P1"/>
      <text:p text:style-name="P1">CREATE: "HaGOLEM ROBOTICS RESEARCH CONSORTIUM"</text:p>
      <text:p text:style-name="P1"/>
      <text:p text:style-name="P1">MODELED ON:</text:p>
      <text:p text:style-name="P1">- CERN (physics research collaboration)</text:p>
      <text:p text:style-name="P1">- Human Genome Project (multi-institution collaboration)</text:p>
      <text:p text:style-name="P1">- MIT Media Lab consortium model</text:p>
      <text:p text:style-name="P1"/>
      <text:p text:style-name="P1">STRUCTURE:</text:p>
      <text:p text:style-name="P1">- 8-10 universities globally</text:p>
      <text:p text:style-name="P1">- Each focuses on specific research area</text:p>
      <text:p text:style-name="P1">- Share findings through consortium</text:p>
      <text:p text:style-name="P1">- HaGOLEM coordinates and funds</text:p>
      <text:p text:style-name="P1">- Joint publications and patents</text:p>
      <text:p text:style-name="P1">- Annual consortium conference</text:p>
      <text:p text:style-name="P1"/>
      <text:p text:style-name="P1">MEMBER BENEFITS:</text:p>
      <text:p text:style-name="P1">- Funding for labs and research</text:p>
      <text:p text:style-name="P1">- Access to HaGOLEM platform and robots for testing</text:p>
      <text:p text:style-name="P1">- First access to commercial applications</text:p>
      <text:p text:style-name="P1">- Joint IP ownership (negotiated)</text:p>
      <text:p text:style-name="P1">- Recruitment pipeline (both directions)</text:p>
      <text:p text:style-name="P1"/>
      <text:p text:style-name="P1">HAGOLEM BENEFITS:</text:p>
      <text:p text:style-name="P1">- Distributed R&amp;D (parallel development)</text:p>
      <text:p text:style-name="P1">- Best minds globally working on different problems</text:p>
      <text:p text:style-name="P1">- Academic credibility</text:p>
      <text:p text:style-name="P1"><text:soft-page-break/>- Patent portfolio growth</text:p>
      <text:p text:style-name="P1">- Talent pipeline from multiple institutions</text:p>
      <text:p text:style-name="P1">- Global presence and recognition</text:p>
      <text:p text:style-name="P1"/>
      <text:p text:style-name="P1">COST:</text:p>
      <text:p text:style-name="P1">- $2-3M annually (years 3-5)</text:p>
      <text:p text:style-name="P1">- Supports consortium of 8-10 universities</text:p>
      <text:p text:style-name="P1">- Fraction of cost of internal R&amp;D team</text:p>
      <text:p text:style-name="P1">- Generates 10x value in research output</text:p>
      <text:p text:style-name="P1"/>
      <text:p text:style-name="P1">=================================================================</text:p>
      <text:p text:style-name="P1">IDEA #4: SPECIFIC UNIVERSITY PARTNERSHIP EXAMPLES</text:p>
      <text:p text:style-name="P1">=================================================================</text:p>
      <text:p text:style-name="P1"/>
      <text:p text:style-name="P1">BEN-GURION UNIVERSITY (Beer Sheva, Israel):</text:p>
      <text:p text:style-name="P1">Focus: Agriculture robotics, desert technologies</text:p>
      <text:p text:style-name="P1">Project: RoboChef ingredient sourcing from desert farming</text:p>
      <text:p text:style-name="P1">Connection: Negev farmers collaboration model</text:p>
      <text:p text:style-name="P1">Student projects: Automated harvesting, food processing</text:p>
      <text:p text:style-name="P1"/>
      <text:p text:style-name="P1">TECHNION (Haifa, Israel):</text:p>
      <text:p text:style-name="P1">Focus: Military robotics, aerospace</text:p>
      <text:p text:style-name="P1">Project: Combat rescue robots, soldier assistance</text:p>
      <text:p text:style-name="P1">Connection: IDF partnership pipeline</text:p>
      <text:p text:style-name="P1">Student projects: Quantum encryption, autonomous navigation</text:p>
      <text:p text:style-name="P1"/>
      <text:p text:style-name="P1">MIT (Cambridge, USA):</text:p>
      <text:p text:style-name="P1">Focus: Advanced AI, robotics algorithms</text:p>
      <text:p text:style-name="P1">Project: Core HOS platform development</text:p>
      <text:p text:style-name="P1">Connection: Andy Rubin connection (if he invests)</text:p>
      <text:p text:style-name="P1">Student projects: Machine learning optimization</text:p>
      <text:p text:style-name="P1"/>
      <text:p text:style-name="P1">STANFORD (Palo Alto, USA):</text:p>
      <text:p text:style-name="P1">Focus: Entrepreneurship, business model innovation</text:p>
      <text:p text:style-name="P1">Project: Spin-off strategy optimization</text:p>
      <text:p text:style-name="P1">Connection: Silicon Valley ecosystem</text:p>
      <text:p text:style-name="P1">Student projects: Chef marketplace economics</text:p>
      <text:p text:style-name="P1"/>
      <text:p text:style-name="P1">CARNEGIE MELLON ROBOTICS INSTITUTE:</text:p>
      <text:p text:style-name="P1">Focus: Advanced manipulation, computer vision</text:p>
      <text:p text:style-name="P1">Project: Hand dexterity for tool use</text:p>
      <text:p text:style-name="P1">Connection: Leading robotics research center</text:p>
      <text:p text:style-name="P1">Student projects: Object recognition and grasping</text:p>
      <text:p text:style-name="P1"/>
      <text:p text:style-name="P1">=================================================================</text:p>
      <text:p text:style-name="P1">IDEA #5: INTERNSHIP-TO-HIRE PIPELINE</text:p>
      <text:p text:style-name="P1">=================================================================</text:p>
      <text:p text:style-name="P1"/>
      <text:p text:style-name="P1">PROGRAM: "HaGOLEM FELLOWS"</text:p>
      <text:p text:style-name="P1"/>
      <text:p text:style-name="P1">STRUCTURE:</text:p>
      <text:p text:style-name="P1">- 10-week summer internships</text:p>
      <text:p text:style-name="P1">- Real projects (not busy work)</text:p>
      <text:p text:style-name="P1">- $10K stipend + housing</text:p>
      <text:p text:style-name="P1">- Work on actual HOS development</text:p>
      <text:p text:style-name="P1">- Mentorship from senior engineers</text:p>
      <text:p text:style-name="P1">- Top performers get job offers</text:p>
      <text:p text:style-name="P1"/>
      <text:p text:style-name="P1">BENEFITS:</text:p>
      <text:p text:style-name="P1">- Try before you hire (see real work quality)</text:p>
      <text:p text:style-name="P1">- Builds employer brand at universities</text:p>
      <text:p text:style-name="P1">- Cheaper than recruiters</text:p>
      <text:p text:style-name="P1">- Students evangelize HaGOLEM on campus</text:p>
      <text:p text:style-name="P1">- Creates talent war (compete for spots)</text:p>
      <text:p text:style-name="P1"/>
      <text:p text:style-name="P1">COST:</text:p>
      <text:p text:style-name="P1">- 10 interns x $15K (stipend + housing) = $150K per summer</text:p>
      <text:p text:style-name="P1">- Hire 3-5 as full-time = retention rate 30-50%</text:p>
      <text:p text:style-name="P1">- Much cheaper than recruiter fees ($30K per hire)</text:p>
      <text:p text:style-name="P1"/>
      <text:p text:style-name="P1">=================================================================</text:p>
      <text:p text:style-name="P1">WHERE TO ADD THESE IDEAS</text:p>
      <text:p text:style-name="P1">=================================================================</text:p>
      <text:p text:style-name="P1"/>
      <text:p text:style-name="P1">EXECUTIVE SUMMARY:</text:p>
      <text:p text:style-name="P1">Add new section after "Team Structure":</text:p>
      <text:p text:style-name="P1"/>
      <text:p text:style-name="P1">"ACADEMIC &amp; RESEARCH PARTNERSHIPS</text:p>
      <text:p text:style-name="P1"/>
      <text:p text:style-name="P1">Following the proven model of Negev farmers + Ben-Gurion University and</text:p>
      <text:p text:style-name="P1">Boston Dynamics + MIT, HaGOLEM will establish strategic partnerships</text:p>
      <text:p text:style-name="P1">with leading research universities:</text:p>
      <text:p text:style-name="P1"/>
      <text:p text:style-name="P1">Israeli Partnerships:</text:p>
      <text:p text:style-name="P1">- Ben-Gurion University (agriculture robotics)</text:p>
      <text:p text:style-name="P1">- Technion (military applications) <text:s/></text:p>
      <text:p text:style-name="P1">- Tel Aviv University (AI research)</text:p>
      <text:p text:style-name="P1">- Weizmann Institute (quantum computing)</text:p>
      <text:p text:style-name="P1"/>
      <text:p text:style-name="P1">US Partnerships:</text:p>
      <text:p text:style-name="P1">- MIT (robotics algorithms)</text:p>
      <text:p text:style-name="P1">- Stanford (business model innovation)</text:p>
      <text:p text:style-name="P1">- Carnegie Mellon (manipulation &amp; vision)</text:p>
      <text:p text:style-name="P1"/>
      <text:p text:style-name="P1">Benefits:</text:p>
      <text:p text:style-name="P1">- Cutting-edge research at fraction of internal cost</text:p>
      <text:p text:style-name="P1">- Talent recruitment pipeline</text:p>
      <text:p text:style-name="P1">- Academic validation and credibility</text:p>
      <text:p text:style-name="P1"><text:soft-page-break/>- Shared R&amp;D facilities and resources</text:p>
      <text:p text:style-name="P1">- Global innovation network</text:p>
      <text:p text:style-name="P1"/>
      <text:p text:style-name="P1">Investment: 5-10% of R&amp;D budget ($400K-800K annually)</text:p>
      <text:p text:style-name="P1">Return: 10x value in research output + talent acquisition"</text:p>
      <text:p text:style-name="P1"/>
      <text:p text:style-name="P1">LINKEDIN MESSAGES:</text:p>
      <text:p text:style-name="P1">Add to Trae Stephens message:</text:p>
      <text:p text:style-name="P1">"Our Israel strategy includes partnerships with Technion and Ben-Gurion</text:p>
      <text:p text:style-name="P1">University - following the proven Negev farmers collaboration model."</text:p>
      <text:p text:style-name="P1"/>
      <text:p text:style-name="P1">Add to Josh Wolfe message:</text:p>
      <text:p text:style-name="P1">"We're creating a research consortium with MIT, Stanford, and Israeli</text:p>
      <text:p text:style-name="P1">universities - distributed innovation at fraction of internal R&amp;D cost."</text:p>
      <text:p text:style-name="P1"/>
      <text:p text:style-name="P1">VC PITCH DECK:</text:p>
      <text:p text:style-name="P1">Add slide: "Academic Partnerships - Proven Model"</text:p>
      <text:p text:style-name="P1">- Show Negev farmers + BGU example</text:p>
      <text:p text:style-name="P1">- Show Boston Dynamics + MIT example <text:s/></text:p>
      <text:p text:style-name="P1">- Show HaGOLEM consortium plan</text:p>
      <text:p text:style-name="P1">- Show cost savings vs. benefit</text:p>
      <text:p text:style-name="P1"/>
      <text:p text:style-name="P1">WEBSITE:</text:p>
      <text:p text:style-name="P1">Add page: "Research &amp; Innovation"</text:p>
      <text:p text:style-name="P1">- Explain partnership strategy</text:p>
      <text:p text:style-name="P1">- List university collaborations</text:p>
      <text:p text:style-name="P1">- Show student/intern opportunities</text:p>
      <text:p text:style-name="P1">- Academic publications</text:p>
      <text:p text:style-name="P1">- Research areas</text:p>
      <text:p text:style-name="P1"/>
      <text:p text:style-name="P1">=================================================================</text:p>
      <text:p text:style-name="P1">REFINED "CREATED IN OUR IMAGE" FULL EXPLANATION</text:p>
      <text:p text:style-name="P1">=================================================================</text:p>
      <text:p text:style-name="P1"/>
      <text:p text:style-name="P1">USE THIS EXACT LANGUAGE IN MATERIALS:</text:p>
      <text:p text:style-name="P1"/>
      <text:p text:style-name="P1">"Created in Our Image - By Men and Women Together</text:p>
      <text:p text:style-name="P1"/>
      <text:p text:style-name="P1">Thousands of years ago, the Bible stated: 'God created mankind in His </text:p>
      <text:p text:style-name="P1">image - male and female He created them.' This meant two things:</text:p>
      <text:p text:style-name="P1"/>
      <text:p text:style-name="P1">PHYSICAL IMAGE:</text:p>
      <text:p text:style-name="P1">God gave humans the perfect form to manipulate the world - two legs </text:p>
      <text:p text:style-name="P1">(not four), two hands with fingers, upright posture. This form allows </text:p>
      <text:p text:style-name="P1">us to use tools, climb, build, create civilization.</text:p>
      <text:p text:style-name="P1"/>
      <text:p text:style-name="P1">MENTAL IMAGE:</text:p>
      <text:p text:style-name="P1">God gave humans intelligence structured like His - the ability to </text:p>
      <text:p text:style-name="P1">reason, learn, create, solve problems. A brain with neurons, synapses, </text:p>
      <text:p text:style-name="P1">connections that enable thought.</text:p>
      <text:p text:style-name="P1"/>
      <text:p text:style-name="P1">Now we - men and women together - are creating humanoid robots in OUR </text:p>
      <text:p text:style-name="P1">image, continuing this pattern:</text:p>
      <text:p text:style-name="P1"/>
      <text:p text:style-name="P1">PHYSICAL FORM = HUMAN FORM:</text:p>
      <text:p text:style-name="P1">We build robots with two legs (to use stairs), two hands (to use all </text:p>
      <text:p text:style-name="P1">our tools), upright posture (to reach and see like we do). Not because </text:p>
      <text:p text:style-name="P1">it's beautiful, but because it's the ONLY form that can use the entire </text:p>
      <text:p text:style-name="P1">human-built world - every tool, every vehicle, every building, every </text:p>
      <text:p text:style-name="P1">staircase.</text:p>
      <text:p text:style-name="P1"/>
      <text:p text:style-name="P1">MENTAL FORM = HUMAN BRAIN STRUCTURE:</text:p>
      <text:p text:style-name="P1">We build AI with neural networks (literally mirroring our neurons), </text:p>
      <text:p text:style-name="P1">layers (like our brain), synaptic weights (like our connections). Not </text:p>
      <text:p text:style-name="P1">coincidence - we're replicating the pattern that works.</text:p>
      <text:p text:style-name="P1"/>
      <text:p text:style-name="P1">This isn't philosophy. It's engineering necessity. The humanoid form </text:p>
      <text:p text:style-name="P1">is the ONLY form that can:</text:p>
      <text:p text:style-name="P1">- Drive any car (hands reach pedals AND steering wheel)</text:p>
      <text:p text:style-name="P1">- Use any tool (hammer, knife, keyboard, anything)</text:p>
      <text:p text:style-name="P1">- Navigate any building (stairs, elevators, doorways)</text:p>
      <text:p text:style-name="P1">- Wear any equipment (uniforms, protective gear, backpacks)</text:p>
      <text:p text:style-name="P1">- Operate any vehicle (cars, planes, boats)</text:p>
      <text:p text:style-name="P1"/>
      <text:p text:style-name="P1">The pattern continues: God created us in His image. We create robots </text:p>
      <text:p text:style-name="P1">in our image. Physical + Mental. Body + Mind.</text:p>
      <text:p text:style-name="P1"/>
      <text:p text:style-name="P1">HaGOLEM - Created by men and women in their image."</text:p>
      <text:p text:style-name="P1"/>
      <text:p text:style-name="P1">=================================================================</text:p>
      <text:p text:style-name="P1">IMPLEMENTATION CHECKLIST</text:p>
      <text:p text:style-name="P1">=================================================================</text:p>
      <text:p text:style-name="P1"/>
      <text:p text:style-name="P1">☐ Update Executive Summary with:</text:p>
      <text:p text:style-name="P1"><text:s text:c="2"/>- "Men and women" in Created in Our Image section</text:p>
      <text:p text:style-name="P1"><text:s text:c="2"/>- Academic Partnerships section</text:p>
      <text:p text:style-name="P1"><text:s text:c="2"/>- Research Consortium explanation</text:p>
      <text:p text:style-name="P1"/>
      <text:p text:style-name="P1">☐ Update Story for Dummies with:</text:p>
      <text:p text:style-name="P1"><text:s text:c="2"/>- Inclusive "men and women" language</text:p>
      <text:p text:style-name="P1"><text:s text:c="2"/>- Simple explanation of university partnerships</text:p>
      <text:p text:style-name="P1"/>
      <text:p text:style-name="P1">☐ Update LinkedIn messages with:</text:p>
      <text:p text:style-name="P1"><text:s text:c="2"/>- Academic partnership mentions (especially for Trae, Josh)</text:p>
      <text:p text:style-name="P1"><text:s text:c="2"/>- Negev farmers example for credibility</text:p>
      <text:p text:style-name="P1"/>
      <text:p text:style-name="P1">☐ Create new pitch deck slide:</text:p>
      <text:p text:style-name="P1"><text:s text:c="2"/>- "Academic Partnerships - Proven Model"</text:p>
      <text:p text:style-name="P1"><text:soft-page-break/><text:s text:c="2"/>- Show BGU and MIT examples</text:p>
      <text:p text:style-name="P1"><text:s text:c="2"/>- Show HaGOLEM consortium plan</text:p>
      <text:p text:style-name="P1"/>
      <text:p text:style-name="P1">☐ Update website (mayyamw.com) with:</text:p>
      <text:p text:style-name="P1"><text:s text:c="2"/>- Research &amp; Innovation page</text:p>
      <text:p text:style-name="P1"><text:s text:c="2"/>- Academic partnerships section</text:p>
      <text:p text:style-name="P1"><text:s text:c="2"/>- Student/intern opportunities</text:p>
      <text:p text:style-name="P1"/>
      <text:p text:style-name="P1">☐ Add to financial model:</text:p>
      <text:p text:style-name="P1"><text:s text:c="2"/>- R&amp;D budget: 5-10% for academic partnerships</text:p>
      <text:p text:style-name="P1"><text:s text:c="2"/>- Intern program budget: $150K annually</text:p>
      <text:p text:style-name="P1"><text:s text:c="2"/>- Consortium funding: $2-3M years 3-5</text:p>
      <text:p text:style-name="P1"/>
      <text:p text:style-name="P1">☐ Create partnership outreach plan:</text:p>
      <text:p text:style-name="P1"><text:s text:c="2"/>- Target universities to contact</text:p>
      <text:p text:style-name="P1"><text:s text:c="2"/>- Specific professors to approach</text:p>
      <text:p text:style-name="P1"><text:s text:c="2"/>- Partnership proposal template</text:p>
      <text:p text:style-name="P1"/>
      <text:p text:style-name="P1">=================================================================</text:p>
      <text:p text:style-name="P1">NEXT STEPS FOR ACADEMIC PARTNERSHIPS</text:p>
      <text:p text:style-name="P1">=================================================================</text:p>
      <text:p text:style-name="P1"/>
      <text:p text:style-name="P1">AFTER YOU SECURE SEED FUNDING:</text:p>
      <text:p text:style-name="P1"/>
      <text:p text:style-name="P1">MONTH 1-3:</text:p>
      <text:p text:style-name="P1">- Identify target professors at each university</text:p>
      <text:p text:style-name="P1">- Create partnership proposal document</text:p>
      <text:p text:style-name="P1">- Begin outreach to university tech transfer offices</text:p>
      <text:p text:style-name="P1">- Attend robotics conferences to meet researchers</text:p>
      <text:p text:style-name="P1"/>
      <text:p text:style-name="P1">MONTH 4-6:</text:p>
      <text:p text:style-name="P1">- Sign first 2 partnership agreements (1 US, 1 Israel)</text:p>
      <text:p text:style-name="P1">- Launch intern program (recruit for summer)</text:p>
      <text:p text:style-name="P1">- Identify first joint research projects</text:p>
      <text:p text:style-name="P1">- Allocate budget and resources</text:p>
      <text:p text:style-name="P1"/>
      <text:p text:style-name="P1">MONTH 7-12:</text:p>
      <text:p text:style-name="P1">- Host first batch of summer interns</text:p>
      <text:p text:style-name="P1">- Begin joint research projects</text:p>
      <text:p text:style-name="P1">- Publish first collaborative paper</text:p>
      <text:p text:style-name="P1">- Expand to 4 university partnerships</text:p>
      <text:p text:style-name="P1">- Plan consortium launch</text:p>
      <text:p text:style-name="P1"/>
      <text:p text:style-name="P1">YEAR 2:</text:p>
      <text:p text:style-name="P1">- Formal HaGOLEM Research Consortium launch</text:p>
      <text:p text:style-name="P1">- 6-8 university partners</text:p>
      <text:p text:style-name="P1">- Regular symposiums and conferences</text:p>
      <text:p text:style-name="P1">- Hire top performing interns</text:p>
      <text:p text:style-name="P1">- Multiple research streams active</text:p>
      <text:p text:style-name="P1"/>
      <text:p text:style-name="P1">=================================================================</text:p>
      <text:p text:style-name="P1">TALKING POINTS FOR VC MEETINGS</text:p>
      <text:p text:style-name="P1">=================================================================</text:p>
      <text:p text:style-name="P1"/>
      <text:p text:style-name="P1">When VCs ask about R&amp;D strategy, say:</text:p>
      <text:p text:style-name="P1"/>
      <text:p text:style-name="P1">"We're not reinventing the wheel on research partnerships. We're </text:p>
      <text:p text:style-name="P1">following proven models:</text:p>
      <text:p text:style-name="P1"/>
      <text:p text:style-name="P1">In Israel, Negev farmers work closely with Ben-Gurion University - </text:p>
      <text:p text:style-name="P1">the farmers provide real-world problems, the university provides </text:p>
      <text:p text:style-name="P1">research solutions. This model has created breakthrough agriculture </text:p>
      <text:p text:style-name="P1">innovations in the desert.</text:p>
      <text:p text:style-name="P1"/>
      <text:p text:style-name="P1">Boston Dynamics partnered with MIT for years - academic research meets </text:p>
      <text:p text:style-name="P1">commercial application.</text:p>
      <text:p text:style-name="P1"/>
      <text:p text:style-name="P1">HaGOLEM will do the same. We'll partner with 8-10 universities globally:</text:p>
      <text:p text:style-name="P1">- In Israel: Ben-Gurion, Technion, Weizmann, Tel Aviv U</text:p>
      <text:p text:style-name="P1">- In US: MIT, Stanford, Carnegie Mellon, Georgia Tech</text:p>
      <text:p text:style-name="P1"/>
      <text:p text:style-name="P1">Each focuses on specific areas:</text:p>
      <text:p text:style-name="P1">- Technion: Military robotics, quantum encryption</text:p>
      <text:p text:style-name="P1">- MIT: Core AI and robotics algorithms <text:s/></text:p>
      <text:p text:style-name="P1">- Ben-Gurion: Agriculture and food applications</text:p>
      <text:p text:style-name="P1">- Stanford: Business model and ecosystem innovation</text:p>
      <text:p text:style-name="P1"/>
      <text:p text:style-name="P1">This gives us:</text:p>
      <text:p text:style-name="P1">- Distributed R&amp;D at fraction of internal cost</text:p>
      <text:p text:style-name="P1">- Access to best research globally</text:p>
      <text:p text:style-name="P1">- Talent pipeline (recruit top graduates)</text:p>
      <text:p text:style-name="P1">- Academic credibility</text:p>
      <text:p text:style-name="P1">- Patent portfolio growth</text:p>
      <text:p text:style-name="P1"/>
      <text:p text:style-name="P1">We allocate 5-10% of R&amp;D budget to this - about $400-800K annually. </text:p>
      <text:p text:style-name="P1">This is much cheaper than building all capabilities internally, and </text:p>
      <text:p text:style-name="P1">gives us access to hundreds of researchers working in parallel.</text:p>
      <text:p text:style-name="P1"/>
      <text:p text:style-name="P1">Plus, it's not experimental - it's the proven model that works in </text:p>
      <text:p text:style-name="P1">Israel and globally."</text:p>
      <text:p text:style-name="P1"/>
      <text:p text:style-name="P1">=================================================================</text:p>
      <text:p text:style-name="P1">SUMMARY</text:p>
      <text:p text:style-name="P1">=================================================================</text:p>
      <text:p text:style-name="P1"/>
      <text:p text:style-name="P1">KEY IDEAS TO INCORPORATE:</text:p>
      <text:p text:style-name="P1"/>
      <text:p text:style-name="P1">1. ✅ "Created by men and women in their image" - more inclusive</text:p>
      <text:p text:style-name="P1"><text:soft-page-break/>2. ✅ Academic partnerships following Negev/BGU and Boston Dynamics/MIT models</text:p>
      <text:p text:style-name="P1">3. ✅ Multi-university research consortium (8-10 universities)</text:p>
      <text:p text:style-name="P1">4. ✅ Internship-to-hire pipeline (HaGOLEM Fellows program)</text:p>
      <text:p text:style-name="P1">5. ✅ Specific university targets (BGU, Technion, MIT, Stanford, CMU)</text:p>
      <text:p text:style-name="P1">6. ✅ Budget allocation (5-10% of R&amp;D to partnerships)</text:p>
      <text:p text:style-name="P1">7. ✅ Proven model messaging (not experimental, reduces risk)</text:p>
      <text:p text:style-name="P1"/>
      <text:p text:style-name="P1">WHY THESE STRENGTHEN YOUR PITCH:</text:p>
      <text:p text:style-name="P1"/>
      <text:p text:style-name="P1">- Shows ecosystem thinking (not just product thinking)</text:p>
      <text:p text:style-name="P1">- Reduces perceived risk (proven partnerships model)</text:p>
      <text:p text:style-name="P1">- Solves talent problem (pipeline from universities)</text:p>
      <text:p text:style-name="P1">- Reduces costs (leverages university resources)</text:p>
      <text:p text:style-name="P1">- Adds credibility (academic validation)</text:p>
      <text:p text:style-name="P1">- Creates competitive moat (exclusive research access)</text:p>
      <text:p text:style-name="P1">- Shows long-term strategic planning</text:p>
      <text:p text:style-name="P1"/>
      <text:p text:style-name="P1">INCORPORATE THESE WHEN:</text:p>
      <text:p text:style-name="P1">- Updating pitch materials before VC meetings</text:p>
      <text:p text:style-name="P1">- Creating full pitch deck</text:p>
      <text:p text:style-name="P1">- Expanding website content</text:p>
      <text:p text:style-name="P1">- Planning post-funding execution</text:p>
      <text:p text:style-name="P1"/>
      <text:p text:style-name="P1">=================================================================</text:p>
      <text:p text:style-name="P1">END OF ADDITIONAL IDEAS</text:p>
      <text:p text:style-name="P1">These supplement your main pitch materials and can be incorporated</text:p>
      <text:p text:style-name="P1">as appropriate for different audiences and contexts.</text:p>
      <text:p text:style-name="P1">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6:22:32.281412500</meta:creation-date>
    <dc:date>2025-12-12T16:23:54.349031300</dc:date>
    <meta:editing-duration>PT1M22S</meta:editing-duration>
    <meta:editing-cycles>1</meta:editing-cycles>
    <meta:document-statistic meta:table-count="0" meta:image-count="0" meta:object-count="0" meta:page-count="6" meta:paragraph-count="417" meta:word-count="2345" meta:character-count="17209" meta:non-whitespace-character-count="15181"/>
    <meta:generator>LibreOffice/25.8.3.2$Windows_X86_64 LibreOffice_project/8ca8d55c161d602844f5428fa4b58097424e324e</meta:generator>
  </office:meta>
</office:document-meta>
</file>